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ffffff" svg:stroke-opacity="1%" draw:fill="none" draw:textarea-horizontal-align="justify" draw:textarea-vertical-align="middle" draw:auto-grow-height="false" fo:min-height="14.207cm" fo:min-width="24.519cm"/>
    </style:style>
    <style:style style:name="gr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none" draw:textarea-vertical-align="top" draw:auto-grow-height="false" fo:min-height="14.043cm" fo:min-width="0cm" fo:padding-top="0.142cm" fo:padding-bottom="0.142cm" fo:padding-left="0.267cm" fo:padding-right="0.26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1.02cm"/>
      <style:paragraph-properties style:writing-mode="lr-tb"/>
    </style:style>
    <style:style style:name="gr5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11.146cm" fo:min-width="3.911cm" fo:padding-top="0.142cm" fo:padding-bottom="0.142cm" fo:padding-left="0.267cm" fo:padding-right="0.267cm"/>
      <style:paragraph-properties style:writing-mode="lr-tb"/>
    </style:style>
    <style:style style:name="gr6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56cm" fo:min-width="3.149cm" fo:padding-top="0.142cm" fo:padding-bottom="0.142cm" fo:padding-left="0.267cm" fo:padding-right="0.267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9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11.146cm" fo:min-width="5.418cm" fo:padding-top="0.142cm" fo:padding-bottom="0.142cm" fo:padding-left="0.267cm" fo:padding-right="0.267cm"/>
      <style:paragraph-properties style:writing-mode="lr-tb"/>
    </style:style>
    <style:style style:name="gr10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4.206cm" fo:padding-top="0.142cm" fo:padding-bottom="0.142cm" fo:padding-left="0.267cm" fo:padding-right="0.267cm"/>
      <style:paragraph-properties style:writing-mode="lr-tb"/>
    </style:style>
    <style:style style:name="gr11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gr12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2.242cm" fo:min-width="6.921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bottom" draw:auto-grow-height="false" fo:min-height="7.844cm" fo:min-width="8.047cm" fo:padding-top="0.142cm" fo:padding-bottom="0.142cm" fo:padding-left="0.267cm" fo:padding-right="0.267cm"/>
      <style:paragraph-properties style:writing-mode="lr-tb"/>
    </style:style>
    <style:style style:name="gr14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826cm" fo:min-width="1.997cm" fo:padding-top="0.142cm" fo:padding-bottom="0.142cm" fo:padding-left="0.267cm" fo:padding-right="0.267cm"/>
      <style:paragraph-properties style:writing-mode="lr-tb"/>
    </style:style>
    <style:style style:name="gr15" style:family="graphic" style:parent-style-name="standard" style:list-style-name="L1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986cm" fo:min-width="1.997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tyle="normal" style:font-style-asian="normal" style:font-style-complex="normal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text-align="center" style:writing-mode="lr-tb"/>
      <style:text-properties fo:font-weight="bold" style:font-weight-asian="bold" style:font-weight-complex="bold"/>
    </style:style>
    <style:style style:name="P7" style:family="paragraph">
      <loext:graphic-properties draw:fill="none"/>
      <style:paragraph-properties fo:text-align="center" style:writing-mode="lr-tb"/>
      <style:text-properties fo:font-weight="bold" style:font-weight-asian="bold" style:font-weight-complex="bold"/>
    </style:style>
    <style:style style:name="P8" style:family="paragraph">
      <style:paragraph-properties fo:text-align="center" style:writing-mode="lr-tb"/>
      <style:text-properties fo:font-style="italic" style:font-style-asian="italic" style:font-style-complex="italic"/>
    </style:style>
    <style:style style:name="P9" style:family="paragraph">
      <loext:graphic-properties draw:fill="none"/>
      <style:paragraph-properties fo:text-align="center" style:writing-mode="lr-tb"/>
      <style:text-properties fo:font-style="italic" style:font-style-asian="italic" style:font-style-complex="italic"/>
    </style:style>
    <style:style style:name="P1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tyle="italic" style:font-style-asian="italic" style:font-style-complex="italic"/>
    </style:style>
    <style:style style:name="P11" style:family="paragraph">
      <style:paragraph-properties fo:text-align="center" style:writing-mode="lr-tb"/>
      <style:text-properties fo:font-style="normal" style:font-style-asian="normal" style:font-style-complex="normal"/>
    </style:style>
    <style:style style:name="P12" style:family="paragraph">
      <loext:graphic-properties draw:fill="none"/>
      <style:paragraph-properties fo:text-align="center" style:writing-mode="lr-tb"/>
      <style:text-properties fo:font-style="normal" style:font-style-asian="normal" style:font-style-complex="normal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5.019cm" svg:height="14.457cm" svg:x="1cm" svg:y="1.0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4.74cm" svg:height="2.526cm" svg:x="6.928cm" svg:y="1.504cm">
          <text:p text:style-name="P2"><text:span text:style-name="T1">fit(X, y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143cm" svg:height="15.115cm" draw:transform="rotate (1.5707963267949) translate (6.078cm 14.094cm)">
          <text:p text:style-name="P4"/>
          <draw:enhanced-geometry svg:viewBox="0 0 21600 21600" draw:glue-points="21600 0 0 10800 21600 21600" draw:text-areas="13800 ?f9 21600 ?f10" draw:mirror-horizontal="false" draw:mirror-vertical="false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5" draw:layer="layout" svg:width="6.096cm" svg:height="1.27cm" svg:x="10.587cm" svg:y="14.37cm">
          <draw:text-box>
            <text:p text:style-name="P4">Pipeline</text:p>
          </draw:text-box>
        </draw:frame>
        <draw:custom-shape draw:style-name="gr5" draw:text-style-name="P7" draw:layer="layout" svg:width="4.445cm" svg:height="11.43cm" svg:x="1.097cm" svg:y="1.145cm">
          <text:p text:style-name="P6"><text:span text:style-name="T2">Dat</text:span><text:span text:style-name="T2">ase</text:span><text:span text:style-name="T2">t</text:span></text:p>
          <text:p text:style-name="P6"><text:span text:style-name="T1">bob</text:span><text:span text:style-name="T1">.db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3.683cm" svg:height="2.54cm" svg:x="1.469cm" svg:y="1.497cm">
          <text:p text:style-name="P8"><text:span text:style-name="T3">Background</text:span></text:p>
          <text:p text:style-name="P8"><text:span text:style-name="T3">Model</text:span></text:p>
          <text:p text:style-name="P8"><text:span text:style-name="T4">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152cm" svg:y1="2.767cm" svg:x2="6.93cm" svg:y2="2.767cm">
          <text:p/>
        </draw:line>
        <draw:custom-shape draw:style-name="gr6" draw:text-style-name="P9" draw:layer="layout" svg:width="3.683cm" svg:height="2.54cm" svg:x="1.469cm" svg:y="4.797cm">
          <text:p text:style-name="P8"><text:span text:style-name="T3">Ref</text:span><text:span text:style-name="T3">eren</text:span><text:span text:style-name="T3">ce</text:span></text:p>
          <text:p text:style-name="P8"><text:span text:style-name="T4">subj</text:span><text:span text:style-name="T4">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5.143cm" svg:y1="6.067cm" svg:x2="6.921cm" svg:y2="6.067cm">
          <text:p/>
        </draw:line>
        <draw:line draw:style-name="gr7" draw:text-style-name="P1" draw:layer="layout" svg:x1="5.143cm" svg:y1="9.367cm" svg:x2="6.921cm" svg:y2="9.367cm">
          <text:p/>
        </draw:line>
        <draw:custom-shape draw:style-name="gr6" draw:text-style-name="P9" draw:layer="layout" svg:width="3.683cm" svg:height="2.54cm" svg:x="1.469cm" svg:y="8.097cm">
          <text:p text:style-name="P8"><text:span text:style-name="T3">Probe</text:span></text:p>
          <text:p text:style-name="P10"><text:span text:style-name="T4">su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2" draw:layer="layout" svg:width="4.74cm" svg:height="2.526cm" svg:x="6.928cm" svg:y="8.104cm">
          <text:p text:style-name="P11"><text:span text:style-name="T1">transfor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7" draw:layer="layout" svg:width="5.952cm" svg:height="11.43cm" svg:x="6.097cm" svg:y="1.145cm">
          <text:p text:style-name="P6"><text:span text:style-name="T2">Transformer</text:span></text:p>
          <text:p text:style-name="P6"><text:span text:style-name="T1">scikit.lear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11.658cm" svg:y1="6.067cm" svg:x2="13.436cm" svg:y2="6.067cm">
          <text:p/>
        </draw:line>
        <draw:line draw:style-name="gr7" draw:text-style-name="P1" draw:layer="layout" svg:x1="11.658cm" svg:y1="9.367cm" svg:x2="13.436cm" svg:y2="9.367cm">
          <text:p/>
        </draw:line>
        <draw:custom-shape draw:style-name="gr10" draw:text-style-name="P3" draw:layer="layout" svg:width="4.74cm" svg:height="2.526cm" svg:x="6.928cm" svg:y="4.804cm">
          <text:p text:style-name="P2"><text:span text:style-name="T1">transform(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7.455cm" svg:height="2.526cm" svg:x="13.436cm" svg:y="4.804cm">
          <text:p text:style-name="P2"><text:span text:style-name="T1">enroll(enroll_feature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7.455cm" svg:height="2.526cm" svg:x="13.436cm" svg:y="8.104cm">
          <text:p text:style-name="P2"><text:span text:style-name="T1">score(model, prob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7" draw:layer="layout" svg:width="8.581cm" svg:height="8.128cm" svg:x="12.612cm" svg:y="4.447cm">
          <text:p text:style-name="P6"><text:span text:style-name="T2">Biometric Algorithm</text:span></text:p>
          <text:p text:style-name="P6"><text:span text:style-name="T1">vanilla biometric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0.888cm" svg:y1="9.367cm" svg:x2="22.685cm" svg:y2="9.367cm">
          <text:p/>
        </draw:line>
        <draw:custom-shape draw:style-name="gr14" draw:text-style-name="P3" draw:layer="layout" svg:width="2.531cm" svg:height="1.11cm" svg:x="22.685cm" svg:y="8.811cm">
          <text:p text:style-name="P2"><text:span text:style-name="T1">sc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3" draw:layer="layout" svg:width="2.531cm" svg:height="1.27cm" svg:x="22.685cm" svg:y="5.431cm">
          <text:p text:style-name="P2"><text:span text:style-name="T1">mod</text:span><text:span text:style-name="T1">el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1" draw:layer="layout" svg:x1="20.879cm" svg:y1="6.066cm" svg:x2="22.685cm" svg:y2="6.066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Triangle_20_unfilled" draw:display-name="Triangle unfilled" svg:viewBox="0 0 3000 3000" svg:d="M1500 0l1500 3000h-3000zM1500 447l-1176 2353h2353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Yannick Dayer</meta:initial-creator>
    <meta:creation-date>2020-09-10T14:18:13.421255304</meta:creation-date>
    <dc:date>2020-09-14T11:41:19.848056435</dc:date>
    <dc:creator>Yannick Dayer</dc:creator>
    <meta:editing-duration>PT1H36M26S</meta:editing-duration>
    <meta:editing-cycles>25</meta:editing-cycles>
    <meta:generator>LibreOffice/6.4.5.2$Linux_X86_64 LibreOffice_project/40$Build-2</meta:generator>
    <meta:document-statistic meta:object-count="23"/>
  </office:meta>
</office:document-meta>
</file>